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080000000889DAE7A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.315cm" fo:min-width="5.515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bf00" draw:textarea-horizontal-align="justify" draw:textarea-vertical-align="middle" draw:auto-grow-height="false" fo:min-height="2.102cm" fo:min-width="5.38cm" style:writing-mode="lr-tb" loext:decorative="false"/>
      <style:paragraph-properties style:writing-mode="lr-tb"/>
    </style:style>
    <style:style style:name="gr3" style:family="graphic" style:parent-style-name="standard">
      <style:graphic-properties draw:fill="bitmap" draw:fill-color="#dddddd" draw:fill-image-name="_32_0_20_Percent" draw:textarea-horizontal-align="justify" draw:textarea-vertical-align="middle" draw:auto-grow-height="false" fo:min-height="2.503cm" fo:min-width="5.515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</style:style>
    <style:style style:name="gr5" style:family="graphic" style:parent-style-name="standard">
      <style:graphic-properties draw:fill-color="#ffbf00" draw:textarea-horizontal-align="justify" draw:textarea-vertical-align="middle" draw:auto-grow-height="false" fo:min-height="2.102cm" fo:min-width="6.262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bf819e" draw:textarea-horizontal-align="justify" draw:textarea-vertical-align="middle" draw:auto-grow-height="false" fo:min-height="2.432cm" fo:min-width="3.946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ffbf00" draw:textarea-horizontal-align="justify" draw:textarea-vertical-align="middle" draw:auto-grow-height="false" fo:min-height="2.985cm" fo:min-width="5.67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4000" draw:textarea-horizontal-align="justify" draw:textarea-vertical-align="middle" draw:auto-grow-height="false" fo:min-height="2.08cm" fo:min-width="5.788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2.102cm" fo:min-width="3.617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106cm" draw:marker-start="Arrowheads_20_3" draw:marker-start-width="0.459cm" draw:marker-end="Arrowheads_20_4" draw:marker-end-width="0.459cm" draw:fill="none" draw:textarea-vertical-align="middle" fo:padding-top="0.178cm" fo:padding-bottom="0.178cm" fo:padding-left="0.303cm" fo:padding-right="0.303cm" loext:decorative="false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1.338cm" fo:min-width="2.993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106cm" svg:stroke-color="#00a933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13" style:family="graphic" style:parent-style-name="standard">
      <style:graphic-properties draw:stroke="solid" draw:stroke-dash="Dot_20__28_Rounded_29_" svg:stroke-linecap="round" draw:fill-color="#ffffff" draw:textarea-horizontal-align="justify" draw:textarea-vertical-align="middle" draw:auto-grow-height="false" fo:min-height="1.095cm" fo:min-width="3.223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106cm" svg:stroke-color="#ff0000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15" style:family="graphic" style:parent-style-name="standard">
      <style:graphic-properties draw:fill-color="#ffbf00" draw:textarea-horizontal-align="justify" draw:textarea-vertical-align="middle" draw:auto-grow-height="false" fo:min-height="2.102cm" fo:min-width="8.026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35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 style:writing-mode="lr-tb"/>
    </style:style>
    <style:style style:name="P3" style:family="paragraph">
      <loext:graphic-properties draw:fill-color="#ffbf00"/>
      <style:paragraph-properties fo:text-align="center" style:writing-mode="lr-tb"/>
    </style:style>
    <style:style style:name="P4" style:family="paragraph">
      <loext:graphic-properties draw:fill="bitmap" draw:fill-color="#dddddd" draw:fill-image-name="_32_0_20_Percent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f819e"/>
      <style:paragraph-properties fo:text-align="center" style:writing-mode="lr-tb"/>
    </style:style>
    <style:style style:name="P7" style:family="paragraph">
      <loext:graphic-properties draw:fill-color="#ff4000"/>
      <style:paragraph-properties fo:text-align="center" style:writing-mode="lr-tb"/>
    </style:style>
    <style:style style:name="P8" style:family="paragraph">
      <loext:graphic-properties draw:fill-color="#81d41a"/>
      <style:paragraph-properties fo:text-align="center" style:writing-mode="lr-tb"/>
    </style:style>
    <style:style style:name="P9" style:family="paragraph">
      <loext:graphic-properties draw:fill-color="#cccccc"/>
      <style:paragraph-properties fo:text-align="center" style:writing-mode="lr-tb"/>
    </style:style>
    <style:style style:name="P10" style:family="paragraph">
      <loext:graphic-properties draw:fill-color="#ffffff"/>
      <style:paragraph-properties fo:text-align="center" style:writing-mode="lr-tb"/>
    </style:style>
    <style:style style:name="P11" style:family="paragraph"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loext:graphic-properties draw:fill-color="#ffbf00"/>
      <style:paragraph-properties fo:text-align="center" style:writing-mode="lr-tb"/>
      <style:text-properties style:text-underline-style="solid" style:text-underline-width="auto" style:text-underline-color="font-color"/>
    </style:style>
    <style:style style:name="P13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985cm" svg:height="3.844cm" svg:x="2.2cm" svg:y="1.635cm">
          <text:p text:style-name="P1">Incoming Normalized Log Data / Binary / etc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2" draw:id="id2" draw:layer="layout" svg:width="6.35cm" svg:height="2.54cm" svg:x="12.747cm" svg:y="2.587cm">
          <text:p text:style-name="P1"><text:span text:style-name="T1">Encoding</text:span></text:p>
          <text:p text:style-name="P1">Text or Binary Embedding Model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3" draw:id="id3" draw:layer="layout" svg:width="6.985cm" svg:height="4.127cm" svg:x="2.27cm" svg:y="7.033cm">
          <text:p text:style-name="P1">Normalized Log Data + Vector Embedding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5" draw:layer="layout" draw:line-skew="0cm -0.451cm" svg:x1="9.185cm" svg:y1="3.557cm" svg:x2="15.922cm" svg:y2="2.587cm" draw:start-shape="id1" draw:start-glue-point="7" draw:end-shape="id2" draw:end-glue-point="4" svg:d="M9185 3557h1781v-1922h4956v952" svg:viewBox="0 0 6738 1923">
          <text:p/>
        </draw:connector>
        <draw:connector draw:style-name="gr4" draw:text-style-name="P5" draw:layer="layout" svg:x1="15.922cm" svg:y1="5.127cm" svg:x2="5.763cm" svg:y2="7.033cm" draw:start-shape="id2" draw:start-glue-point="6" draw:end-shape="id3" draw:end-glue-point="4" svg:d="M15922 5127v953h-10159v953" svg:viewBox="0 0 10160 1907">
          <text:p/>
        </draw:connector>
        <draw:custom-shape draw:style-name="gr5" draw:text-style-name="P3" xml:id="id6" draw:id="id6" draw:layer="layout" svg:width="7.302cm" svg:height="2.54cm" svg:x="11.16cm" svg:y="12.747cm">
          <text:p text:style-name="P1"><text:span text:style-name="T1">“</text:span><text:span text:style-name="T1">Supervised” Learning</text:span></text:p>
          <text:p text:style-name="P1">Vector Semantic Similarity Search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6" xml:id="id8" draw:id="id8" draw:layer="layout" svg:width="4.445cm" svg:height="5.08cm" svg:x="14.97cm" svg:y="16.875cm">
          <text:p text:style-name="P1"/>
          <text:p text:style-name="P1">Vector store </text:p>
          <text:p text:style-name="P1">+</text:p>
          <text:p text:style-name="P1">Knowledge</text:p>
          <text:p text:style-name="P1">Graph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3" xml:id="id4" draw:id="id4" draw:layer="layout" svg:width="6.668cm" svg:height="3.493cm" svg:x="12.429cm" svg:y="7.032cm">
          <text:p text:style-name="P1"><text:span text:style-name="T1">Unsupervised ML</text:span></text:p>
          <text:p text:style-name="P1">Anomaly Detection</text:p>
          <text:p text:style-name="P1">(Isolation Forest, DBSCAN, etc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5" draw:layer="layout" svg:x1="9.255cm" svg:y1="9.097cm" svg:x2="12.429cm" svg:y2="8.779cm" draw:start-shape="id3" draw:start-glue-point="7" draw:end-shape="id4" draw:end-glue-point="5" svg:d="M9255 9097h1587v-318h1587" svg:viewBox="0 0 3175 319">
          <text:p/>
        </draw:connector>
        <draw:custom-shape draw:style-name="gr8" draw:text-style-name="P7" xml:id="id5" draw:id="id5" draw:layer="layout" svg:width="7.302cm" svg:height="3.492cm" svg:x="1.953cm" svg:y="12.43cm">
          <text:p text:style-name="P1">Flagged Anomalies</text:p>
          <text:p text:style-name="P1">(Data + Embedding)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5" draw:layer="layout" svg:x1="15.763cm" svg:y1="10.525cm" svg:x2="5.604cm" svg:y2="12.43cm" draw:start-shape="id4" draw:start-glue-point="6" draw:end-shape="id5" draw:end-glue-point="4" svg:d="M15763 10525v953h-10159v952" svg:viewBox="0 0 10160 1906">
          <text:p/>
        </draw:connector>
        <draw:custom-shape draw:style-name="gr9" draw:text-style-name="P8" xml:id="id7" draw:id="id7" draw:layer="layout" svg:width="4.445cm" svg:height="2.54cm" svg:x="1.952cm" svg:y="17.192cm">
          <text:p text:style-name="P1">Human Review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5" draw:layer="layout" svg:x1="14.811cm" svg:y1="15.287cm" svg:x2="4.175cm" svg:y2="17.192cm" draw:start-shape="id6" draw:start-glue-point="6" draw:end-shape="id7" draw:end-glue-point="4" svg:d="M14811 15287v953h-10636v952" svg:viewBox="0 0 10637 1906">
          <text:p/>
        </draw:connector>
        <draw:connector draw:style-name="gr4" draw:text-style-name="P5" draw:layer="layout" svg:x1="9.255cm" svg:y1="14.176cm" svg:x2="11.16cm" svg:y2="14.017cm" draw:start-shape="id5" draw:start-glue-point="7" draw:end-shape="id6" draw:end-glue-point="5" svg:d="M9255 14176h953v-159h952" svg:viewBox="0 0 1906 160">
          <text:p/>
        </draw:connector>
        <draw:connector draw:style-name="gr10" draw:text-style-name="P5" draw:layer="layout" draw:line-skew="0.451cm" svg:x1="19.415cm" svg:y1="19.415cm" svg:x2="18.462cm" svg:y2="14.017cm" draw:start-shape="id8" draw:start-glue-point="8" draw:end-shape="id6" draw:end-glue-point="7" svg:d="M19415 19415h952v-5398h-1905" svg:viewBox="0 0 1906 5399">
          <text:p/>
        </draw:connector>
        <draw:custom-shape draw:style-name="gr11" draw:text-style-name="P9" xml:id="id9" draw:id="id9" draw:layer="layout" svg:width="6.985cm" svg:height="3.175cm" svg:x="4.175cm" svg:y="19.732cm">
          <text:p text:style-name="P1">Benign or </text:p>
          <text:p text:style-name="P1">Maliciou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2" draw:text-style-name="P5" draw:layer="layout" svg:x1="4.175cm" svg:y1="21.32cm" svg:x2="3.382cm" svg:y2="24.812cm" draw:start-shape="id9" draw:start-glue-point="5" draw:end-shape="id10" draw:end-glue-point="4" svg:d="M4175 21320h-793v3492" svg:viewBox="0 0 794 3493">
          <text:p text:style-name="P1"><text:s text:c="10"/>Benign</text:p>
        </draw:connector>
        <draw:custom-shape draw:style-name="gr13" draw:text-style-name="P10" xml:id="id10" draw:id="id10" draw:layer="layout" svg:width="4.127cm" svg:height="1.905cm" svg:x="1.318cm" svg:y="24.812cm">
          <text:p text:style-name="P1">Trashca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5" draw:layer="layout" svg:x1="7.668cm" svg:y1="22.907cm" svg:x2="10.842cm" svg:y2="24.812cm" draw:start-shape="id9" draw:start-glue-point="6" draw:end-shape="id11" draw:end-glue-point="5" svg:d="M7668 22907v1905h3174" svg:viewBox="0 0 3175 1906">
          <text:p text:style-name="P1">Malicious</text:p>
        </draw:connector>
        <draw:connector draw:style-name="gr4" draw:text-style-name="P5" draw:layer="layout" svg:x1="6.397cm" svg:y1="18.462cm" svg:x2="7.668cm" svg:y2="19.732cm" draw:start-shape="id7" draw:start-glue-point="7" draw:end-shape="id9" draw:end-glue-point="4" svg:d="M6397 18462h1271v1270" svg:viewBox="0 0 1272 1271">
          <text:p/>
        </draw:connector>
        <draw:custom-shape draw:style-name="gr15" draw:text-style-name="P12" xml:id="id11" draw:id="id11" draw:layer="layout" svg:width="9.208cm" svg:height="2.54cm" svg:x="10.842cm" svg:y="23.542cm">
          <text:p text:style-name="P11"><text:span text:style-name="T1">Reinforcement Learning</text:span></text:p>
          <text:p text:style-name="P11"><text:span text:style-name="T2">Append new “signature”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5" draw:layer="layout" svg:x1="15.446cm" svg:y1="23.542cm" svg:x2="17.193cm" svg:y2="21.955cm" draw:start-shape="id11" draw:start-glue-point="4" draw:end-shape="id8" draw:end-glue-point="7" svg:d="M15446 23542v-793h1747v-794" svg:viewBox="0 0 1748 1588">
          <text:p/>
        </draw:connector>
        <draw:frame draw:style-name="gr16" draw:text-style-name="P13" draw:layer="layout" svg:width="3.175cm" svg:height="0.607cm" svg:x="17.192cm" svg:y="26.11cm">
          <draw:text-box>
            <text:p><text:span text:style-name="T3">D. Sisk <text:s/>2025/03/1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2_0_20_Percent" draw:display-name="20 Percent" xlink:href="Pictures/10000000000000080000000889DAE7A4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13T13:28:42.631000000</meta:creation-date>
    <dc:date>2025-03-13T14:48:25.818000000</dc:date>
    <meta:editing-duration>PT1H18M</meta:editing-duration>
    <meta:editing-cycles>10</meta:editing-cycles>
    <meta:generator>LibreOffice/7.6.4.1$Windows_X86_64 LibreOffice_project/e19e193f88cd6c0525a17fb7a176ed8e6a3e2aa1</meta:generator>
    <meta:document-statistic meta:object-count="23"/>
  </office:meta>
</office:document-meta>
</file>